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5.599cm" table:align="left"/>
    </style:style>
    <style:style style:name="Tabella1.A" style:family="table-column">
      <style:table-column-properties style:column-width="0.938cm"/>
    </style:style>
    <style:style style:name="Tabella1.B" style:family="table-column">
      <style:table-column-properties style:column-width="0.94cm"/>
    </style:style>
    <style:style style:name="Tabella1.C" style:family="table-column">
      <style:table-column-properties style:column-width="0.917cm"/>
    </style:style>
    <style:style style:name="Tabella1.D" style:family="table-column">
      <style:table-column-properties style:column-width="2.80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d2a7"/>
    </style:style>
    <style:style style:name="P2" style:family="paragraph" style:parent-style-name="Table_20_Contents">
      <style:paragraph-properties fo:text-align="center" style:justify-single-word="false"/>
      <style:text-properties officeooo:rsid="0014b442" officeooo:paragraph-rsid="0014b442"/>
    </style:style>
    <style:style style:name="P3" style:family="paragraph" style:parent-style-name="Table_20_Contents">
      <style:paragraph-properties fo:text-align="center" style:justify-single-word="false"/>
      <style:text-properties officeooo:rsid="0014d2a7" officeooo:paragraph-rsid="0014d2a7"/>
    </style:style>
    <style:style style:name="P4" style:family="paragraph" style:parent-style-name="Table_20_Contents">
      <style:paragraph-properties fo:text-align="center" style:justify-single-word="false"/>
      <style:text-properties officeooo:rsid="0018273f" officeooo:paragraph-rsid="0018273f"/>
    </style:style>
    <style:style style:name="P5" style:family="paragraph" style:parent-style-name="Table_20_Contents">
      <style:paragraph-properties fo:text-align="center" style:justify-single-word="false"/>
      <style:text-properties officeooo:rsid="0013b07b" officeooo:paragraph-rsid="0013b07b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4b442" officeooo:paragraph-rsid="0014b44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4d2a7" officeooo:paragraph-rsid="0014d2a7"/>
    </style:style>
    <style:style style:name="P8" style:family="paragraph" style:parent-style-name="Text_20_body">
      <style:paragraph-properties>
        <style:tab-stops>
          <style:tab-stop style:position="13.612cm"/>
        </style:tab-stops>
      </style:paragraph-properties>
      <style:text-properties officeooo:paragraph-rsid="001a10eb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a10eb"/>
    </style:style>
    <style:style style:name="T2" style:family="text">
      <style:text-properties style:text-position="sub 58%" officeooo:rsid="001a10eb"/>
    </style:style>
    <style:style style:name="T3" style:family="text">
      <style:text-properties style:text-position="sub 58%" style:font-name="Liberation Serif" fo:font-size="12pt" fo:font-style="normal" fo:font-weight="normal" officeooo:rsid="001a10eb" style:font-size-asian="12pt" style:font-style-asian="normal" style:font-weight-asian="normal"/>
    </style:style>
    <style:style style:name="T4" style:family="text">
      <style:text-properties style:text-position="0% 100%" officeooo:rsid="001a10eb"/>
    </style:style>
    <style:style style:name="T5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Liberation Serif" fo:font-size="12pt" fo:font-style="normal" fo:font-weight="normal" officeooo:rsid="001a10eb" style:font-size-asian="12pt" style:font-style-asian="normal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10eb" style:font-weight-asian="bold" style:font-weight-complex="bold"/>
    </style:style>
    <style:style style:name="T9" style:family="text">
      <style:text-properties fo:color="#000080" fo:language="zxx" fo:country="none" style:text-underline-style="solid" style:text-underline-width="auto" style:text-underline-color="font-color" officeooo:rsid="00249593" style:language-asian="zxx" style:country-asian="none" style:language-complex="zxx" style:country-complex="none"/>
    </style:style>
    <style:style style:name="T10" style:family="text">
      <style:text-properties fo:font-size="12pt"/>
    </style:style>
    <style:style style:name="T11" style:family="text">
      <style:text-properties style:text-position="33% 58%" fo:font-size="12pt" fo:font-weight="bold" style:font-weight-asian="bold" style:font-weight-complex="bold"/>
    </style:style>
    <style:style style:name="T12" style:family="text">
      <style:text-properties fo:font-size="12pt" fo:font-weight="bold" style:font-weight-asian="bold" style:font-weight-complex="bold"/>
    </style:style>
    <style:style style:name="T13" style:family="text">
      <style:text-properties fo:font-size="12pt" style:text-underline-style="solid" style:text-underline-width="auto" style:text-underline-color="font-color"/>
    </style:style>
    <style:style style:name="gr1" style:family="graphic">
      <style:graphic-properties draw:stroke="none" svg:stroke-color="#000000" draw:fill="none" draw:fill-color="#ffffff" fo:min-height="5.4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">T</text:span><text:span text:style-name="T1">abella </text:span><text:span text:style-name="T8">d</text:span><text:span text:style-name="T1">i </text:span><text:span text:style-name="T8">T</text:span><text:span text:style-name="T1">raccia – Conversione </text:span><text:span text:style-name="T8">873</text:span><text:span text:style-name="T1">)</text:span><text:span text:style-name="T2">10</text:span><text:span text:style-name="T4"> → <text:s/></text:span><text:span text:style-name="T5">1101101001</text:span><text:span text:style-name="T6">)</text:span><text:span text:style-name="T3">2</text:span></text:p>
      <text:p text:style-name="Text_20_body"><text:a xlink:type="simple" xlink:href="https://github.com/MatteoCollica/didattica" text:style-name="Internet_20_link" text:visited-style-name="Visited_20_Internet_20_Link">https://github.com/</text:a><text:a xlink:type="simple" xlink:href="https://github.com/MatteoCollica/didattica" text:style-name="Internet_20_link" text:visited-style-name="Visited_20_Internet_20_Link"><text:span text:style-name="T9">mcollica</text:span></text:a><text:a xlink:type="simple" xlink:href="https://github.com/MatteoCollica/didattica" text:style-name="Internet_20_link" text:visited-style-name="Visited_20_Internet_20_Link">/didattica</text:a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6">A</text:p>
          </table:table-cell>
          <table:table-cell table:style-name="Tabella1.A1" office:value-type="string">
            <text:p text:style-name="P6">pot</text:p>
          </table:table-cell>
          <table:table-cell table:style-name="Tabella1.A1" office:value-type="string">
            <text:p text:style-name="P6">esp</text:p>
          </table:table-cell>
          <table:table-cell table:style-name="Tabella1.D1" office:value-type="string">
            <text:p text:style-name="P6">R</text:p>
          </table:table-cell>
        </table:table-row>
        <table:table-row>
          <table:table-cell table:style-name="Tabella1.A2" office:value-type="string">
            <text:p text:style-name="P5">873</text:p>
          </table:table-cell>
          <table:table-cell table:style-name="Tabella1.A2" office:value-type="string">
            <text:p text:style-name="P2">512</text:p>
          </table:table-cell>
          <table:table-cell table:style-name="Tabella1.A2" office:value-type="string">
            <text:p text:style-name="P4">10</text:p>
          </table:table-cell>
          <table:table-cell table:style-name="Tabella1.D2" office:value-type="string">
            <text:p text:style-name="P3"><text:span text:style-name="T7">1</text:span>000000000</text:p>
          </table:table-cell>
        </table:table-row>
        <table:table-row>
          <table:table-cell table:style-name="Tabella1.A2" office:value-type="string">
            <text:p text:style-name="P2">361</text:p>
          </table:table-cell>
          <table:table-cell table:style-name="Tabella1.A2" office:value-type="string">
            <text:p text:style-name="P2">256</text:p>
          </table:table-cell>
          <table:table-cell table:style-name="Tabella1.A2" office:value-type="string">
            <text:p text:style-name="P4">9</text:p>
          </table:table-cell>
          <table:table-cell table:style-name="Tabella1.D2" office:value-type="string">
            <text:p text:style-name="P3">1<text:span text:style-name="T7">1</text:span>00000000</text:p>
          </table:table-cell>
        </table:table-row>
        <table:table-row>
          <table:table-cell table:style-name="Tabella1.A2" office:value-type="string">
            <text:p text:style-name="P2">105</text:p>
          </table:table-cell>
          <table:table-cell table:style-name="Tabella1.A2" office:value-type="string">
            <text:p text:style-name="P2">64</text:p>
          </table:table-cell>
          <table:table-cell table:style-name="Tabella1.A2" office:value-type="string">
            <text:p text:style-name="P4">7</text:p>
          </table:table-cell>
          <table:table-cell table:style-name="Tabella1.D2" office:value-type="string">
            <text:p text:style-name="P3">110<text:span text:style-name="T7">1</text:span>000000</text:p>
          </table:table-cell>
        </table:table-row>
        <table:table-row>
          <table:table-cell table:style-name="Tabella1.A2" office:value-type="string">
            <text:p text:style-name="P2">41</text:p>
          </table:table-cell>
          <table:table-cell table:style-name="Tabella1.A2" office:value-type="string">
            <text:p text:style-name="P2">32</text:p>
          </table:table-cell>
          <table:table-cell table:style-name="Tabella1.A2" office:value-type="string">
            <text:p text:style-name="P4">6</text:p>
          </table:table-cell>
          <table:table-cell table:style-name="Tabella1.D2" office:value-type="string">
            <text:p text:style-name="P3">1101<text:span text:style-name="T7">1</text:span>00000</text:p>
          </table:table-cell>
        </table:table-row>
        <table:table-row>
          <table:table-cell table:style-name="Tabella1.A2" office:value-type="string">
            <text:p text:style-name="P2">9</text:p>
          </table:table-cell>
          <table:table-cell table:style-name="Tabella1.A2" office:value-type="string">
            <text:p text:style-name="P2">8</text:p>
          </table:table-cell>
          <table:table-cell table:style-name="Tabella1.A2" office:value-type="string">
            <text:p text:style-name="P4">4</text:p>
          </table:table-cell>
          <table:table-cell table:style-name="Tabella1.D2" office:value-type="string">
            <text:p text:style-name="P3">110110<text:span text:style-name="T7">1</text:span>000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4">1</text:p>
          </table:table-cell>
          <table:table-cell table:style-name="Tabella1.D2" office:value-type="string">
            <text:p text:style-name="P3">110110100<text:span text:style-name="T7">1</text:span></text:p>
          </table:table-cell>
        </table:table-row>
        <table:table-row>
          <table:table-cell table:style-name="Tabella1.A2" office:value-type="string">
            <text:p text:style-name="P2"><draw:frame text:anchor-type="paragraph" draw:z-index="0" draw:name="Forma1" draw:style-name="gr1" draw:text-style-name="P9" svg:width="11.235cm" svg:height="5.405cm" svg:x="5.807cm" svg:y="-4.849cm"><draw:text-box><text:p><text:span text:style-name="T7">R</text:span> = 0 + <text:span text:style-name="T10">1 * 10</text:span><text:span text:style-name="T11">10</text:span><text:span text:style-name="T10"> = </text:span><text:span text:style-name="T12">1</text:span><text:span text:style-name="T10">000000000</text:span></text:p><text:p><text:span text:style-name="T12">R</text:span><text:span text:style-name="T10"> = 1000000000 + 1 * 10</text:span><text:span text:style-name="T11">9</text:span><text:span text:style-name="T10"> = 1</text:span><text:span text:style-name="T12">1</text:span><text:span text:style-name="T10">00000000</text:span></text:p><text:p><text:span text:style-name="T12">R </text:span><text:span text:style-name="T10">= 1100000000 + 1 * 10</text:span><text:span text:style-name="T11">7</text:span><text:span text:style-name="T10"> = 110</text:span><text:span text:style-name="T12">1</text:span><text:span text:style-name="T10">000000</text:span></text:p><text:p><text:span text:style-name="T12">R</text:span><text:span text:style-name="T10"> = 1101100000 + 1 * 10</text:span><text:span text:style-name="T11">6</text:span><text:span text:style-name="T10"> = 1101</text:span><text:span text:style-name="T12">1</text:span><text:span text:style-name="T10">00000</text:span></text:p><text:p><text:span text:style-name="T12">R</text:span><text:span text:style-name="T10"> = 1101100000 + 1 * 10</text:span><text:span text:style-name="T11">4</text:span><text:span text:style-name="T10"> = 110110</text:span><text:span text:style-name="T12">1</text:span><text:span text:style-name="T10">000</text:span></text:p><text:p><text:span text:style-name="T12">R</text:span><text:span text:style-name="T10"> = 1101101000 + 1 * 10</text:span><text:span text:style-name="T11">1</text:span><text:span text:style-name="T10"> = 110110100</text:span><text:span text:style-name="T12">1</text:span></text:p><text:p><text:span text:style-name="T12">R</text:span><text:span text:style-name="T10"> = </text:span><text:span text:style-name="T13">1101101001</text:span></text:p></draw:text-box></draw:frame>0</text:p>
          </table:table-cell>
          <table:table-cell table:style-name="Tabella1.A2" office:value-type="string">
            <text:p text:style-name="P3">0</text:p>
          </table:table-cell>
          <table:table-cell table:style-name="Tabella1.A2" office:value-type="string">
            <text:p text:style-name="P3">0</text:p>
          </table:table-cell>
          <table:table-cell table:style-name="Tabella1.D2" office:value-type="string">
            <text:p text:style-name="P7">1101101001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1T15:47:42.929987772</meta:creation-date>
    <dc:date>2020-09-18T13:11:11.880697407</dc:date>
    <meta:editing-duration>PT18M59S</meta:editing-duration>
    <meta:editing-cycles>14</meta:editing-cycles>
    <meta:generator>LibreOffice/6.4.5.2$Linux_X86_64 LibreOffice_project/40$Build-2</meta:generator>
    <dc:creator>Matteo Collica</dc:creator>
    <meta:document-statistic meta:table-count="1" meta:image-count="0" meta:object-count="0" meta:page-count="1" meta:paragraph-count="34" meta:word-count="40" meta:character-count="205" meta:non-whitespace-character-count="197"/>
  </office:meta>
</office:document-meta>
</file>